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6759" officeooo:paragraph-rsid="00086759"/>
    </style:style>
    <style:style style:name="P2" style:family="paragraph" style:parent-style-name="Standard">
      <style:paragraph-properties fo:text-align="start" style:justify-single-word="false"/>
      <style:text-properties officeooo:rsid="00086759" officeooo:paragraph-rsid="00086759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86759" officeooo:paragraph-rsid="00086759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97381" officeooo:paragraph-rsid="00097381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7" style:family="text">
      <style:text-properties fo:language="en" fo:country="US" officeooo:rsid="0009738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Value Proposition: </text:span><text:span text:style-name="T7">Townee</text:span></text:p>
      <text:p text:style-name="P1"/>
      <text:p text:style-name="P4"/>
      <text:p text:style-name="P2"><text:span text:style-name="T4">Low </text:span><text:span text:style-name="T11">level:</text:span><text:span text:style-name="T8"> </text:span></text:p>
      <text:p text:style-name="P2">Help people knows what <text:span text:style-name="T8">events</text:span> and <text:span text:style-name="T8">activities</text:span> are can going and doing in yout city.</text:p>
      <text:p text:style-name="P2"/>
      <text:p text:style-name="P2"><text:span text:style-name="T11">High level:</text:span> </text:p>
      <text:p text:style-name="P2">Offers to people <text:span text:style-name="T8">quality of life</text:span> and <text:span text:style-name="T8">fun</text:span> near your ho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4T16:51:58.079825723</meta:creation-date>
    <dc:date>2014-12-24T17:10:57.490968393</dc:date>
    <meta:editing-duration>PT3M47S</meta:editing-duration>
    <meta:editing-cycles>1</meta:editing-cycles>
    <meta:document-statistic meta:table-count="0" meta:image-count="0" meta:object-count="0" meta:page-count="1" meta:paragraph-count="5" meta:word-count="33" meta:character-count="186" meta:non-whitespace-character-count="156"/>
    <meta:generator>LibreOffice/4.2.7.2$Linux_X86_64 LibreOffice_project/420m0$Build-2</meta:generator>
  </office:meta>
</office:document-meta>
</file>